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ヒットマン　ブラッドマネー</text:p>
      <text:p text:style-name="P1"/>
      <text:p text:style-name="P1">私的紹介</text:p>
      <text:p text:style-name="P1">　ヒットマンは、だいたいは大物の悪党をあらゆる手段で暗殺するゲームです。主人公がスキンヘッドのこわもてで、どう考えてもカタギの人間では無いけど、得意の変装で、一般人に混じって偵察していく姿がシュールで、変な暗殺方法もたくさんあるので、どうしてもギャグになってしまうところが多く、そのギャップなんかが面白さの秘訣なんじゃないかと密かに思っています。</text:p>
      <text:p text:style-name="P1">　ヒットマンはPS2時代にやったので、何かと久しぶりな印象。XBOX360だと初期のソフトになるので、少し操作性やグラフィックスに不安があるが、PS2の頃と比べるとかなりの進歩が見られます。特にゲーム性は、昨今流行りの一本道で派手な演出を混ぜ視覚的に楽しませてくれるものでは無く、ひたすらにストイックで地味です。しかし、この路線は主流から外れてしまったが故に、似たようなゲームは少なく、遊び心や楽しさ、自由さに満ちています。このゲームは、毎回のミッションごとに大きな箱庭（船や建物、大きな広場など）に放り出され、そこをウロウロしながら、暗殺ターゲットやその手下、そこで働く職員やお客の様子を観察しながら、設備や仕掛けをチェックして暗殺や撹乱に使えないかなど調べていきながら、暗殺していくゲームです。建物の侵入にしても複数経路があり、強行突破するのも良し、こっそり暗殺するのも良しまさに自由なゲームです。変装すれば、なかなかバレないのでマップを見ながら、ウロウロと散歩するのは非常に楽しいです。小物を探したり、人々が何かやらかすのを見るなど細かいところも作りこんであり、飽きません。意外とターゲットもウロウロしていて隙が多いので、ふとチャンスと暗殺しそうになりますが、眺めていても楽しいものです。暗殺ターゲットも、あらゆる業界の大物の悪党ばかりで、みんな趣味や好きなことがあったりするので、見ていても楽しいし、暗殺に使えるという細かさも、持っています。各ミッションをクリアするとお金で、武器や自分をアップグレードできるので、全ミッションクリアしても強い状態でもう一回やり直せるので、長く遊べます。</text:p>
      <text:p text:style-name="P1"/>
      <text:p text:style-name="P1"/>
      <text:p text:style-name="P1">以下ネタバレ</text:p>
      <text:p text:style-name="P1"/>
      <text:p text:style-name="P1">○個性的な暗殺</text:p>
      <text:p text:style-name="P1">　何かを仕込んで、ターゲットのところへ持っていくことが多かったが、これが非常に面白かった。今回、地雷という名のリモコン爆弾があるので、これをケーキに詰めたり無茶苦茶できるので楽しい。敵が大きな水槽でサメを飼っているミッションなども当然のように、サメの餌にできたりするので面白い。敵を気絶させたりするのがもう少し簡単にできないものか、潜入したばかりはこのパターンになるので、そこを何とかして欲しかった。</text:p>
      <text:p text:style-name="P1"/>
      <text:p text:style-name="P1"/>
      <text:p text:style-name="P1">○レクイエム</text:p>
      <text:p text:style-name="P1">　最後のミッションのレクイエムは非常に後味悪いです。自分の葬儀に集まった悪党を一網打尽にする展開は面白いのですが、どうして、一般人まで強制的に殺さなければいけないのか、しかし、神父を殺害するなど罰当たり極まりない。主人公は、善人では無いにしろ、目立たず、悪役だけを葬ってきたのに、この投げやりな最後はどうなのだろうかと思ってしまいます。しかし、この葬儀場は、美しい建物だと思います。</text:p>
      <text:p text:style-name="P1"/>
      <text:p text:style-name="P1"/>
      <text:p text:style-name="P1"/>
      <text:p text:style-name="P1"/>
      <text:p text:style-name="P1"/>
      <text:p text:style-name="P1"/>
      <text:p text:style-name="P1"/>
      <text:p text:style-name="P1"/>
      <text:p text:style-name="P1"><text:soft-page-break/>ヒットマン　アブソリューション</text:p>
      <text:p text:style-name="P1"/>
      <text:p text:style-name="P1">私的紹介</text:p>
      <text:p text:style-name="P1">　前作と比べてグラフィックスがだいぶ進化したなと感じました。だいぶ年数が経ってしまったので、操作性やインターフェイスがかなり変わっています。どちらが良いかと比べるとかなり迷ってしまう。今作はさらに操作が快適化した、前作で不便に感じていたところがほとんど見直されている。実にブラッドマネーをやれば分かるが、かなり細かいところまで行き届いている。それでいて複雑にならないように配慮もしてある。戦闘シーンなどスローモーションを使うこともでき、実に快適です。今思えば、前作はちょっと難しかった。</text:p>
      <text:p text:style-name="P1">　ゲーム性も悪党の暗殺というところは共通しているが、ちょっと変わってしまったこともあります。時代の流れか今作はかなりド派手なアクションが展開します。ミッション中のドラマティックなイベントが増えました。各ミッションごとのマップが前作よりは小さくなり、若干一本道的になっています。確かに箱庭であり、一般人も大量にいるけど、自由度は減りました。また敵が注意深くなり、すぐにプレイヤーを疑ってきます。なので、この辺は前作の持ち味、人間観察がやりにくくなってしまった部分であります、また今作は吹き替えに加え、一般人や悪党同士の日常会話も増え、なんとなく眺めて楽しむこともできるにはできるが、緊張感がつきまといます。前作ほどのんびりはしていられません。</text:p>
      <text:p text:style-name="P1"/>
      <text:p text:style-name="P1">○ストーリーなど</text:p>
      <text:p text:style-name="P1">　今回はストーリーに何の罪も無い少女が関わってきて、それを守るという設定上、どうしても主人公の４７がすごく誠実に良い人（そう見えるだけかもしれない）になってしまいます。不可解な暗殺など面白いことはするが、面白い冗談や愚痴みたいなことは言えないので、無言で少女を守っていれば、男らしくストイックに見えてしまうものです。この辺が実はちょっと違和感があります。今回の敵は、どこかふざけている感じがして、前作みたいな大物感がちょっと無いです。多分、シスターとかバカ息子あたりが印象に強いのでそう思ってしまうだけかもしれませんが・・・。</text:p>
      <text:p text:style-name="P1"/>
      <text:p text:style-name="P1">○ミッションなど</text:p>
      <text:p text:style-name="P1">　今回もマップがやや狭くなりながらも、多彩なミッションがあり、操作性も向上したので、アクションゲーム+ステルスゲームだと考えれば、非常に楽しいです。何する分からないというのを何とかするのが前作の醍醐味ですが、それがほとんど無くなりゲーム上色々と制約が増えてしまったことが、テンポは良くして、マップも狭く見つかりやすいので緊張感を生み出して、バランスが絶妙に調整されています。前作は、敵も隙が多く、こちらに気がつかないので、だいぶ大雑把なところがあった。どちらが良いかは分かりませんが、片方によほど思い入れがなければ、２つ楽しめると思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2M46S</meta:editing-duration>
    <meta:editing-cycles>9</meta:editing-cycles>
    <meta:generator>OpenOffice.org/3.3$Win32 OpenOffice.org_project/330m20$Build-9567</meta:generator>
    <dc:date>2014-01-25T12:20:58.14</dc:date>
    <dc:creator>iida daiki</dc:creator>
    <meta:document-statistic meta:table-count="0" meta:image-count="0" meta:object-count="0" meta:page-count="2" meta:paragraph-count="17" meta:word-count="1184" meta:character-count="2428"/>
    <meta:user-defined meta:name="Info 1"/>
    <meta:user-defined meta:name="Info 2"/>
    <meta:user-defined meta:name="Info 3"/>
    <meta:user-defined meta:name="Info 4"/>
  </office:meta>
</office:document-meta>
</file>